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a4" officeooo:paragraph-rsid="0003baa4"/>
    </style:style>
    <style:style style:name="P2" style:family="paragraph" style:parent-style-name="Standard">
      <style:text-properties officeooo:rsid="0003baa4" officeooo:paragraph-rsid="0003baa4"/>
    </style:style>
    <style:style style:name="T1" style:family="text">
      <style:text-properties officeooo:rsid="000445c6"/>
    </style:style>
    <style:style style:name="T2" style:family="text">
      <style:text-properties officeooo:rsid="0005dbaa"/>
    </style:style>
    <style:style style:name="T3" style:family="text">
      <style:text-properties officeooo:rsid="0006a442"/>
    </style:style>
    <style:style style:name="T4" style:family="text">
      <style:text-properties officeooo:rsid="00084980"/>
    </style:style>
    <style:style style:name="T5" style:family="text">
      <style:text-properties officeooo:rsid="0009e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Úkol 0.</text:p>
      <text:p text:style-name="Standard">P<text:span text:style-name="T1">ř</text:span>i testu pro srovn<text:span text:style-name="T1">á</text:span>n<text:span text:style-name="T1">í</text:span> rychlosti <text:span text:style-name="T1">přístupu</text:span> (<text:span text:style-name="T1">čtení</text:span>, <text:span text:style-name="T1">zápis</text:span>) do <text:span text:style-name="T1">paměti </text:span>se potvrdilo, <text:span text:style-name="T1">že sekvenční přístup</text:span> je <text:span text:style-name="T1">rychlejší</text:span>. V tomto testu bylo <text:span text:style-name="T1">vykonáno </text:span>10 milionu <text:span text:style-name="T1">přístupů </text:span>pro <text:span text:style-name="T1">každou </text:span>operaci, kde <text:span text:style-name="T1">sekvenční přístup</text:span> <text:span text:style-name="T1">proběhl</text:span> v 5 <text:span text:style-name="T1">až</text:span> 10 <text:span text:style-name="T1">krát kratším</text:span> <text:span text:style-name="T1">čase</text:span>. <text:s/></text:p>
      <text:p text:style-name="Standard"/>
      <text:p text:style-name="P1">Úkol 1.</text:p>
      <text:p text:style-name="P1">Do tabulky s řádkovým uložením bylo vloženo 10 milionu <text:span text:style-name="T1">záznamů</text:span>. <text:span text:style-name="T2">Při sekvenčním průchodu byla naměřena propustnost ~150 mil. op/s. pro vkládání a ~160 mil. op/s pro čtení.</text:span></text:p>
      <text:p text:style-name="P1"/>
      <text:p text:style-name="Standard"><text:span text:style-name="T3">Časová složitost operace Find (hledání záznamu dle klíče) je pro nesetřízená data vzhledem k <text:s/>velikosti tabulky lineární. </text:span><text:span text:style-name="T4">Pro názornou ukázku nevhodnosti lineárního hledání byl</text:span><text:span text:style-name="T5">o v tabulce opakovaně hledáno 10 000 náhodných klíčů. V tomto případě propustnost dosahovalo pouze okolo 8000 op/s.</text:span></text:p>
      <text:p text:style-name="Standard"/>
      <text:p text:style-name="P1">Úkol 2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5:56:22.717795690</meta:creation-date>
    <dc:date>2022-02-22T00:32:55.217835333</dc:date>
    <meta:editing-duration>PT2H15M59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6" meta:word-count="113" meta:character-count="726" meta:non-whitespace-character-count="616"/>
  </office:meta>
</office:document-meta>
</file>